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1:05:4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50492" calcext:value-type="float">
            <text:p>250492</text:p>
          </table:table-cell>
          <table:table-cell office:value-type="float" office:value="241646" calcext:value-type="float">
            <text:p>241646</text:p>
          </table:table-cell>
          <table:table-cell office:value-type="float" office:value="8846" calcext:value-type="float">
            <text:p>8846</text:p>
          </table:table-cell>
          <table:table-cell/>
          <table:table-cell office:value-type="float" office:value="321735" calcext:value-type="float">
            <text:p>321735</text:p>
          </table:table-cell>
          <table:table-cell office:value-type="float" office:value="296173" calcext:value-type="float">
            <text:p>296173</text:p>
          </table:table-cell>
          <table:table-cell office:value-type="float" office:value="25562" calcext:value-type="float">
            <text:p>25562</text:p>
          </table:table-cell>
          <table:table-cell/>
          <table:table-cell office:value-type="float" office:value="978473" calcext:value-type="float">
            <text:p>978473</text:p>
          </table:table-cell>
          <table:table-cell office:value-type="float" office:value="829552" calcext:value-type="float">
            <text:p>829552</text:p>
          </table:table-cell>
          <table:table-cell office:value-type="float" office:value="148921" calcext:value-type="float">
            <text:p>148921</text:p>
          </table:table-cell>
          <table:table-cell/>
          <table:table-cell table:formula="of:=[.M2]/([.E2]+[.I2]+[.M2])" office:value-type="percentage" office:value="0.812315563822418" calcext:value-type="percentage">
            <text:p>81.23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9479" calcext:value-type="float">
            <text:p>169479</text:p>
          </table:table-cell>
          <table:table-cell office:value-type="float" office:value="159006" calcext:value-type="float">
            <text:p>159006</text:p>
          </table:table-cell>
          <table:table-cell office:value-type="float" office:value="10473" calcext:value-type="float">
            <text:p>10473</text:p>
          </table:table-cell>
          <table:table-cell/>
          <table:table-cell office:value-type="float" office:value="311055" calcext:value-type="float">
            <text:p>311055</text:p>
          </table:table-cell>
          <table:table-cell office:value-type="float" office:value="281776" calcext:value-type="float">
            <text:p>281776</text:p>
          </table:table-cell>
          <table:table-cell office:value-type="float" office:value="29279" calcext:value-type="float">
            <text:p>29279</text:p>
          </table:table-cell>
          <table:table-cell/>
          <table:table-cell office:value-type="float" office:value="967927" calcext:value-type="float">
            <text:p>967927</text:p>
          </table:table-cell>
          <table:table-cell office:value-type="float" office:value="818013" calcext:value-type="float">
            <text:p>818013</text:p>
          </table:table-cell>
          <table:table-cell office:value-type="float" office:value="149914" calcext:value-type="float">
            <text:p>149914</text:p>
          </table:table-cell>
          <table:table-cell/>
          <table:table-cell table:formula="of:=[.M3]/([.E3]+[.I3]+[.M3])" office:value-type="percentage" office:value="0.790410511109002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132" calcext:value-type="float">
            <text:p>9132</text:p>
          </table:table-cell>
          <table:table-cell office:value-type="float" office:value="276" calcext:value-type="float">
            <text:p>276</text:p>
          </table:table-cell>
          <table:table-cell office:value-type="float" office:value="8856" calcext:value-type="float">
            <text:p>8856</text:p>
          </table:table-cell>
          <table:table-cell/>
          <table:table-cell office:value-type="float" office:value="26156" calcext:value-type="float">
            <text:p>26156</text:p>
          </table:table-cell>
          <table:table-cell office:value-type="float" office:value="10" calcext:value-type="float">
            <text:p>10</text:p>
          </table:table-cell>
          <table:table-cell office:value-type="float" office:value="26146" calcext:value-type="float">
            <text:p>26146</text:p>
          </table:table-cell>
          <table:table-cell/>
          <table:table-cell office:value-type="float" office:value="149939" calcext:value-type="float">
            <text:p>149939</text:p>
          </table:table-cell>
          <table:table-cell office:value-type="float" office:value="0" calcext:value-type="float">
            <text:p>0</text:p>
          </table:table-cell>
          <table:table-cell office:value-type="float" office:value="149939" calcext:value-type="float">
            <text:p>149939</text:p>
          </table:table-cell>
          <table:table-cell/>
          <table:table-cell table:formula="of:=[.M4]/([.E4]+[.I4]+[.M4])" office:value-type="percentage" office:value="0.810739641291006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4665" calcext:value-type="float">
            <text:p>154665</text:p>
          </table:table-cell>
          <table:table-cell office:value-type="float" office:value="145563" calcext:value-type="float">
            <text:p>145563</text:p>
          </table:table-cell>
          <table:table-cell office:value-type="float" office:value="9102" calcext:value-type="float">
            <text:p>9102</text:p>
          </table:table-cell>
          <table:table-cell/>
          <table:table-cell office:value-type="float" office:value="303512" calcext:value-type="float">
            <text:p>303512</text:p>
          </table:table-cell>
          <table:table-cell office:value-type="float" office:value="275920" calcext:value-type="float">
            <text:p>275920</text:p>
          </table:table-cell>
          <table:table-cell office:value-type="float" office:value="27592" calcext:value-type="float">
            <text:p>27592</text:p>
          </table:table-cell>
          <table:table-cell/>
          <table:table-cell office:value-type="float" office:value="966244" calcext:value-type="float">
            <text:p>966244</text:p>
          </table:table-cell>
          <table:table-cell office:value-type="float" office:value="817000" calcext:value-type="float">
            <text:p>817000</text:p>
          </table:table-cell>
          <table:table-cell office:value-type="float" office:value="149244" calcext:value-type="float">
            <text:p>149244</text:p>
          </table:table-cell>
          <table:table-cell/>
          <table:table-cell table:formula="of:=[.M5]/([.E5]+[.I5]+[.M5])" office:value-type="percentage" office:value="0.802654648323635" calcext:value-type="percentage">
            <text:p>80.2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7978" calcext:value-type="float">
            <text:p>157978</text:p>
          </table:table-cell>
          <table:table-cell office:value-type="float" office:value="148463" calcext:value-type="float">
            <text:p>148463</text:p>
          </table:table-cell>
          <table:table-cell office:value-type="float" office:value="9515" calcext:value-type="float">
            <text:p>9515</text:p>
          </table:table-cell>
          <table:table-cell/>
          <table:table-cell office:value-type="float" office:value="309462" calcext:value-type="float">
            <text:p>309462</text:p>
          </table:table-cell>
          <table:table-cell office:value-type="float" office:value="281313" calcext:value-type="float">
            <text:p>281313</text:p>
          </table:table-cell>
          <table:table-cell office:value-type="float" office:value="28149" calcext:value-type="float">
            <text:p>28149</text:p>
          </table:table-cell>
          <table:table-cell/>
          <table:table-cell office:value-type="float" office:value="975280" calcext:value-type="float">
            <text:p>975280</text:p>
          </table:table-cell>
          <table:table-cell office:value-type="float" office:value="824415" calcext:value-type="float">
            <text:p>824415</text:p>
          </table:table-cell>
          <table:table-cell office:value-type="float" office:value="150865" calcext:value-type="float">
            <text:p>150865</text:p>
          </table:table-cell>
          <table:table-cell/>
          <table:table-cell table:formula="of:=[.M6]/([.E6]+[.I6]+[.M6])" office:value-type="percentage" office:value="0.800221716552891" calcext:value-type="percentage">
            <text:p>80.0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57400" calcext:value-type="float">
            <text:p>157400</text:p>
          </table:table-cell>
          <table:table-cell office:value-type="float" office:value="148272" calcext:value-type="float">
            <text:p>148272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float" office:value="295554" calcext:value-type="float">
            <text:p>295554</text:p>
          </table:table-cell>
          <table:table-cell office:value-type="float" office:value="269548" calcext:value-type="float">
            <text:p>269548</text:p>
          </table:table-cell>
          <table:table-cell office:value-type="float" office:value="26006" calcext:value-type="float">
            <text:p>26006</text:p>
          </table:table-cell>
          <table:table-cell/>
          <table:table-cell office:value-type="float" office:value="990100" calcext:value-type="float">
            <text:p>990100</text:p>
          </table:table-cell>
          <table:table-cell office:value-type="float" office:value="842183" calcext:value-type="float">
            <text:p>842183</text:p>
          </table:table-cell>
          <table:table-cell office:value-type="float" office:value="147917" calcext:value-type="float">
            <text:p>147917</text:p>
          </table:table-cell>
          <table:table-cell/>
          <table:table-cell table:formula="of:=[.M7]/([.E7]+[.I7]+[.M7])" office:value-type="percentage" office:value="0.808064419205576" calcext:value-type="percentage">
            <text:p>80.8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55324" calcext:value-type="float">
            <text:p>155324</text:p>
          </table:table-cell>
          <table:table-cell office:value-type="float" office:value="146316" calcext:value-type="float">
            <text:p>146316</text:p>
          </table:table-cell>
          <table:table-cell office:value-type="float" office:value="9008" calcext:value-type="float">
            <text:p>9008</text:p>
          </table:table-cell>
          <table:table-cell/>
          <table:table-cell office:value-type="float" office:value="291147" calcext:value-type="float">
            <text:p>291147</text:p>
          </table:table-cell>
          <table:table-cell office:value-type="float" office:value="265059" calcext:value-type="float">
            <text:p>265059</text:p>
          </table:table-cell>
          <table:table-cell office:value-type="float" office:value="26088" calcext:value-type="float">
            <text:p>26088</text:p>
          </table:table-cell>
          <table:table-cell/>
          <table:table-cell office:value-type="float" office:value="990313" calcext:value-type="float">
            <text:p>990313</text:p>
          </table:table-cell>
          <table:table-cell office:value-type="float" office:value="841491" calcext:value-type="float">
            <text:p>841491</text:p>
          </table:table-cell>
          <table:table-cell office:value-type="float" office:value="148822" calcext:value-type="float">
            <text:p>148822</text:p>
          </table:table-cell>
          <table:table-cell/>
          <table:table-cell table:formula="of:=[.M8]/([.E8]+[.I8]+[.M8])" office:value-type="percentage" office:value="0.80917582835829" calcext:value-type="percentage">
            <text:p>80.9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56188" calcext:value-type="float">
            <text:p>156188</text:p>
          </table:table-cell>
          <table:table-cell office:value-type="float" office:value="146816" calcext:value-type="float">
            <text:p>146816</text:p>
          </table:table-cell>
          <table:table-cell office:value-type="float" office:value="9372" calcext:value-type="float">
            <text:p>9372</text:p>
          </table:table-cell>
          <table:table-cell/>
          <table:table-cell office:value-type="float" office:value="294320" calcext:value-type="float">
            <text:p>294320</text:p>
          </table:table-cell>
          <table:table-cell office:value-type="float" office:value="266929" calcext:value-type="float">
            <text:p>266929</text:p>
          </table:table-cell>
          <table:table-cell office:value-type="float" office:value="27391" calcext:value-type="float">
            <text:p>27391</text:p>
          </table:table-cell>
          <table:table-cell/>
          <table:table-cell office:value-type="float" office:value="995255" calcext:value-type="float">
            <text:p>995255</text:p>
          </table:table-cell>
          <table:table-cell office:value-type="float" office:value="845801" calcext:value-type="float">
            <text:p>845801</text:p>
          </table:table-cell>
          <table:table-cell office:value-type="float" office:value="149454" calcext:value-type="float">
            <text:p>149454</text:p>
          </table:table-cell>
          <table:table-cell/>
          <table:table-cell table:formula="of:=[.M9]/([.E9]+[.I9]+[.M9])" office:value-type="percentage" office:value="0.802579785948651" calcext:value-type="percentage">
            <text:p>80.2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0762" calcext:value-type="float">
            <text:p>10762</text:p>
          </table:table-cell>
          <table:table-cell office:value-type="float" office:value="924" calcext:value-type="float">
            <text:p>924</text:p>
          </table:table-cell>
          <table:table-cell office:value-type="float" office:value="9838" calcext:value-type="float">
            <text:p>9838</text:p>
          </table:table-cell>
          <table:table-cell/>
          <table:table-cell office:value-type="float" office:value="27092" calcext:value-type="float">
            <text:p>27092</text:p>
          </table:table-cell>
          <table:table-cell office:value-type="float" office:value="126" calcext:value-type="float">
            <text:p>126</text:p>
          </table:table-cell>
          <table:table-cell office:value-type="float" office:value="26966" calcext:value-type="float">
            <text:p>26966</text:p>
          </table:table-cell>
          <table:table-cell/>
          <table:table-cell office:value-type="float" office:value="148955" calcext:value-type="float">
            <text:p>148955</text:p>
          </table:table-cell>
          <table:table-cell office:value-type="float" office:value="333" calcext:value-type="float">
            <text:p>333</text:p>
          </table:table-cell>
          <table:table-cell office:value-type="float" office:value="148622" calcext:value-type="float">
            <text:p>148622</text:p>
          </table:table-cell>
          <table:table-cell/>
          <table:table-cell table:formula="of:=[.M10]/([.E10]+[.I10]+[.M10])" office:value-type="percentage" office:value="0.801516507933084" calcext:value-type="percentage">
            <text:p>80.1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3967" calcext:value-type="float">
            <text:p>23967</text:p>
          </table:table-cell>
          <table:table-cell office:value-type="float" office:value="14320" calcext:value-type="float">
            <text:p>14320</text:p>
          </table:table-cell>
          <table:table-cell office:value-type="float" office:value="9647" calcext:value-type="float">
            <text:p>9647</text:p>
          </table:table-cell>
          <table:table-cell/>
          <table:table-cell office:value-type="float" office:value="63589" calcext:value-type="float">
            <text:p>63589</text:p>
          </table:table-cell>
          <table:table-cell office:value-type="float" office:value="36828" calcext:value-type="float">
            <text:p>36828</text:p>
          </table:table-cell>
          <table:table-cell office:value-type="float" office:value="26761" calcext:value-type="float">
            <text:p>26761</text:p>
          </table:table-cell>
          <table:table-cell/>
          <table:table-cell office:value-type="float" office:value="296747" calcext:value-type="float">
            <text:p>296747</text:p>
          </table:table-cell>
          <table:table-cell office:value-type="float" office:value="148659" calcext:value-type="float">
            <text:p>148659</text:p>
          </table:table-cell>
          <table:table-cell office:value-type="float" office:value="148088" calcext:value-type="float">
            <text:p>148088</text:p>
          </table:table-cell>
          <table:table-cell/>
          <table:table-cell table:formula="of:=[.M11]/([.E11]+[.I11]+[.M11])" office:value-type="percentage" office:value="0.802662388344463" calcext:value-type="percentage">
            <text:p>80.2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44202" calcext:value-type="float">
            <text:p>144202</text:p>
          </table:table-cell>
          <table:table-cell office:value-type="float" office:value="135034" calcext:value-type="float">
            <text:p>135034</text:p>
          </table:table-cell>
          <table:table-cell office:value-type="float" office:value="9168" calcext:value-type="float">
            <text:p>9168</text:p>
          </table:table-cell>
          <table:table-cell/>
          <table:table-cell office:value-type="float" office:value="283986" calcext:value-type="float">
            <text:p>283986</text:p>
          </table:table-cell>
          <table:table-cell office:value-type="float" office:value="257973" calcext:value-type="float">
            <text:p>257973</text:p>
          </table:table-cell>
          <table:table-cell office:value-type="float" office:value="26013" calcext:value-type="float">
            <text:p>26013</text:p>
          </table:table-cell>
          <table:table-cell/>
          <table:table-cell office:value-type="float" office:value="967997" calcext:value-type="float">
            <text:p>967997</text:p>
          </table:table-cell>
          <table:table-cell office:value-type="float" office:value="820034" calcext:value-type="float">
            <text:p>820034</text:p>
          </table:table-cell>
          <table:table-cell office:value-type="float" office:value="147963" calcext:value-type="float">
            <text:p>147963</text:p>
          </table:table-cell>
          <table:table-cell/>
          <table:table-cell table:formula="of:=[.M12]/([.E12]+[.I12]+[.M12])" office:value-type="percentage" office:value="0.807905254881405" calcext:value-type="percentage">
            <text:p>80.7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073" calcext:value-type="float">
            <text:p>9073</text:p>
          </table:table-cell>
          <table:table-cell office:value-type="float" office:value="3" calcext:value-type="float">
            <text:p>3</text:p>
          </table:table-cell>
          <table:table-cell office:value-type="float" office:value="9070" calcext:value-type="float">
            <text:p>9070</text:p>
          </table:table-cell>
          <table:table-cell/>
          <table:table-cell office:value-type="float" office:value="26683" calcext:value-type="float">
            <text:p>26683</text:p>
          </table:table-cell>
          <table:table-cell office:value-type="float" office:value="2" calcext:value-type="float">
            <text:p>2</text:p>
          </table:table-cell>
          <table:table-cell office:value-type="float" office:value="26681" calcext:value-type="float">
            <text:p>26681</text:p>
          </table:table-cell>
          <table:table-cell/>
          <table:table-cell office:value-type="float" office:value="147840" calcext:value-type="float">
            <text:p>147840</text:p>
          </table:table-cell>
          <table:table-cell office:value-type="float" office:value="0" calcext:value-type="float">
            <text:p>0</text:p>
          </table:table-cell>
          <table:table-cell office:value-type="float" office:value="147840" calcext:value-type="float">
            <text:p>147840</text:p>
          </table:table-cell>
          <table:table-cell/>
          <table:table-cell table:formula="of:=[.M13]/([.E13]+[.I13]+[.M13])" office:value-type="percentage" office:value="0.805268232102881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1821" calcext:value-type="float">
            <text:p>151821</text:p>
          </table:table-cell>
          <table:table-cell office:value-type="float" office:value="142621" calcext:value-type="float">
            <text:p>142621</text:p>
          </table:table-cell>
          <table:table-cell office:value-type="float" office:value="9200" calcext:value-type="float">
            <text:p>9200</text:p>
          </table:table-cell>
          <table:table-cell/>
          <table:table-cell office:value-type="float" office:value="290276" calcext:value-type="float">
            <text:p>290276</text:p>
          </table:table-cell>
          <table:table-cell office:value-type="float" office:value="263647" calcext:value-type="float">
            <text:p>263647</text:p>
          </table:table-cell>
          <table:table-cell office:value-type="float" office:value="26629" calcext:value-type="float">
            <text:p>26629</text:p>
          </table:table-cell>
          <table:table-cell/>
          <table:table-cell office:value-type="float" office:value="988490" calcext:value-type="float">
            <text:p>988490</text:p>
          </table:table-cell>
          <table:table-cell office:value-type="float" office:value="840383" calcext:value-type="float">
            <text:p>840383</text:p>
          </table:table-cell>
          <table:table-cell office:value-type="float" office:value="148107" calcext:value-type="float">
            <text:p>148107</text:p>
          </table:table-cell>
          <table:table-cell/>
          <table:table-cell table:formula="of:=[.M14]/([.E14]+[.I14]+[.M14])" office:value-type="percentage" office:value="0.805209420668058" calcext:value-type="percentage">
            <text:p>80.5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52323" calcext:value-type="float">
            <text:p>152323</text:p>
          </table:table-cell>
          <table:table-cell office:value-type="float" office:value="143416" calcext:value-type="float">
            <text:p>143416</text:p>
          </table:table-cell>
          <table:table-cell office:value-type="float" office:value="8907" calcext:value-type="float">
            <text:p>8907</text:p>
          </table:table-cell>
          <table:table-cell/>
          <table:table-cell office:value-type="float" office:value="289623" calcext:value-type="float">
            <text:p>289623</text:p>
          </table:table-cell>
          <table:table-cell office:value-type="float" office:value="263755" calcext:value-type="float">
            <text:p>263755</text:p>
          </table:table-cell>
          <table:table-cell office:value-type="float" office:value="25868" calcext:value-type="float">
            <text:p>25868</text:p>
          </table:table-cell>
          <table:table-cell/>
          <table:table-cell office:value-type="float" office:value="990714" calcext:value-type="float">
            <text:p>990714</text:p>
          </table:table-cell>
          <table:table-cell office:value-type="float" office:value="842333" calcext:value-type="float">
            <text:p>842333</text:p>
          </table:table-cell>
          <table:table-cell office:value-type="float" office:value="148381" calcext:value-type="float">
            <text:p>148381</text:p>
          </table:table-cell>
          <table:table-cell/>
          <table:table-cell table:formula="of:=[.M15]/([.E15]+[.I15]+[.M15])" office:value-type="percentage" office:value="0.81013453012732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18538" calcext:value-type="float">
            <text:p>218538</text:p>
          </table:table-cell>
          <table:table-cell office:value-type="float" office:value="209405" calcext:value-type="float">
            <text:p>209405</text:p>
          </table:table-cell>
          <table:table-cell office:value-type="float" office:value="9133" calcext:value-type="float">
            <text:p>9133</text:p>
          </table:table-cell>
          <table:table-cell/>
          <table:table-cell office:value-type="float" office:value="306302" calcext:value-type="float">
            <text:p>306302</text:p>
          </table:table-cell>
          <table:table-cell office:value-type="float" office:value="279237" calcext:value-type="float">
            <text:p>279237</text:p>
          </table:table-cell>
          <table:table-cell office:value-type="float" office:value="27065" calcext:value-type="float">
            <text:p>27065</text:p>
          </table:table-cell>
          <table:table-cell/>
          <table:table-cell office:value-type="float" office:value="975975" calcext:value-type="float">
            <text:p>975975</text:p>
          </table:table-cell>
          <table:table-cell office:value-type="float" office:value="826670" calcext:value-type="float">
            <text:p>826670</text:p>
          </table:table-cell>
          <table:table-cell office:value-type="float" office:value="149305" calcext:value-type="float">
            <text:p>149305</text:p>
          </table:table-cell>
          <table:table-cell/>
          <table:table-cell table:formula="of:=[.M16]/([.E16]+[.I16]+[.M16])" office:value-type="percentage" office:value="0.804865689503674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1976" calcext:value-type="float">
            <text:p>151976</text:p>
          </table:table-cell>
          <table:table-cell office:value-type="float" office:value="142949" calcext:value-type="float">
            <text:p>142949</text:p>
          </table:table-cell>
          <table:table-cell office:value-type="float" office:value="9027" calcext:value-type="float">
            <text:p>9027</text:p>
          </table:table-cell>
          <table:table-cell/>
          <table:table-cell office:value-type="float" office:value="297266" calcext:value-type="float">
            <text:p>297266</text:p>
          </table:table-cell>
          <table:table-cell office:value-type="float" office:value="269853" calcext:value-type="float">
            <text:p>269853</text:p>
          </table:table-cell>
          <table:table-cell office:value-type="float" office:value="27413" calcext:value-type="float">
            <text:p>27413</text:p>
          </table:table-cell>
          <table:table-cell/>
          <table:table-cell office:value-type="float" office:value="981044" calcext:value-type="float">
            <text:p>981044</text:p>
          </table:table-cell>
          <table:table-cell office:value-type="float" office:value="830316" calcext:value-type="float">
            <text:p>830316</text:p>
          </table:table-cell>
          <table:table-cell office:value-type="float" office:value="150728" calcext:value-type="float">
            <text:p>150728</text:p>
          </table:table-cell>
          <table:table-cell/>
          <table:table-cell table:formula="of:=[.M17]/([.E17]+[.I17]+[.M17])" office:value-type="percentage" office:value="0.80530859976064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951" calcext:value-type="float">
            <text:p>9951</text:p>
          </table:table-cell>
          <table:table-cell office:value-type="float" office:value="879" calcext:value-type="float">
            <text:p>879</text:p>
          </table:table-cell>
          <table:table-cell office:value-type="float" office:value="9072" calcext:value-type="float">
            <text:p>9072</text:p>
          </table:table-cell>
          <table:table-cell/>
          <table:table-cell office:value-type="float" office:value="27856" calcext:value-type="float">
            <text:p>27856</text:p>
          </table:table-cell>
          <table:table-cell office:value-type="float" office:value="26" calcext:value-type="float">
            <text:p>26</text:p>
          </table:table-cell>
          <table:table-cell office:value-type="float" office:value="27830" calcext:value-type="float">
            <text:p>27830</text:p>
          </table:table-cell>
          <table:table-cell/>
          <table:table-cell office:value-type="float" office:value="152194" calcext:value-type="float">
            <text:p>152194</text:p>
          </table:table-cell>
          <table:table-cell office:value-type="float" office:value="3" calcext:value-type="float">
            <text:p>3</text:p>
          </table:table-cell>
          <table:table-cell office:value-type="float" office:value="152191" calcext:value-type="float">
            <text:p>152191</text:p>
          </table:table-cell>
          <table:table-cell/>
          <table:table-cell table:formula="of:=[.M18]/([.E18]+[.I18]+[.M18])" office:value-type="percentage" office:value="0.804847350245646" calcext:value-type="percentage">
            <text:p>80.4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9667" calcext:value-type="float">
            <text:p>9667</text:p>
          </table:table-cell>
          <table:table-cell office:value-type="float" office:value="364" calcext:value-type="float">
            <text:p>364</text:p>
          </table:table-cell>
          <table:table-cell office:value-type="float" office:value="9303" calcext:value-type="float">
            <text:p>9303</text:p>
          </table:table-cell>
          <table:table-cell/>
          <table:table-cell office:value-type="float" office:value="27407" calcext:value-type="float">
            <text:p>27407</text:p>
          </table:table-cell>
          <table:table-cell office:value-type="float" office:value="12" calcext:value-type="float">
            <text:p>12</text:p>
          </table:table-cell>
          <table:table-cell office:value-type="float" office:value="27395" calcext:value-type="float">
            <text:p>27395</text:p>
          </table:table-cell>
          <table:table-cell/>
          <table:table-cell office:value-type="float" office:value="150164" calcext:value-type="float">
            <text:p>150164</text:p>
          </table:table-cell>
          <table:table-cell office:value-type="float" office:value="0" calcext:value-type="float">
            <text:p>0</text:p>
          </table:table-cell>
          <table:table-cell office:value-type="float" office:value="150164" calcext:value-type="float">
            <text:p>150164</text:p>
          </table:table-cell>
          <table:table-cell/>
          <table:table-cell table:formula="of:=[.M19]/([.E19]+[.I19]+[.M19])" office:value-type="percentage" office:value="0.803609080497908" calcext:value-type="percentage">
            <text:p>80.3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56297" calcext:value-type="float">
            <text:p>156297</text:p>
          </table:table-cell>
          <table:table-cell office:value-type="float" office:value="147194" calcext:value-type="float">
            <text:p>147194</text:p>
          </table:table-cell>
          <table:table-cell office:value-type="float" office:value="9103" calcext:value-type="float">
            <text:p>9103</text:p>
          </table:table-cell>
          <table:table-cell/>
          <table:table-cell office:value-type="float" office:value="305064" calcext:value-type="float">
            <text:p>305064</text:p>
          </table:table-cell>
          <table:table-cell office:value-type="float" office:value="277917" calcext:value-type="float">
            <text:p>277917</text:p>
          </table:table-cell>
          <table:table-cell office:value-type="float" office:value="27147" calcext:value-type="float">
            <text:p>27147</text:p>
          </table:table-cell>
          <table:table-cell/>
          <table:table-cell office:value-type="float" office:value="968940" calcext:value-type="float">
            <text:p>968940</text:p>
          </table:table-cell>
          <table:table-cell office:value-type="float" office:value="818861" calcext:value-type="float">
            <text:p>818861</text:p>
          </table:table-cell>
          <table:table-cell office:value-type="float" office:value="150079" calcext:value-type="float">
            <text:p>150079</text:p>
          </table:table-cell>
          <table:table-cell/>
          <table:table-cell table:formula="of:=[.M20]/([.E20]+[.I20]+[.M20])" office:value-type="percentage" office:value="0.805451647354948" calcext:value-type="percentage">
            <text:p>80.55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4526" calcext:value-type="float">
            <text:p>154526</text:p>
          </table:table-cell>
          <table:table-cell office:value-type="float" office:value="144873" calcext:value-type="float">
            <text:p>144873</text:p>
          </table:table-cell>
          <table:table-cell office:value-type="float" office:value="9653" calcext:value-type="float">
            <text:p>9653</text:p>
          </table:table-cell>
          <table:table-cell/>
          <table:table-cell office:value-type="float" office:value="297461" calcext:value-type="float">
            <text:p>297461</text:p>
          </table:table-cell>
          <table:table-cell office:value-type="float" office:value="269709" calcext:value-type="float">
            <text:p>269709</text:p>
          </table:table-cell>
          <table:table-cell office:value-type="float" office:value="27752" calcext:value-type="float">
            <text:p>27752</text:p>
          </table:table-cell>
          <table:table-cell/>
          <table:table-cell office:value-type="float" office:value="962678" calcext:value-type="float">
            <text:p>962678</text:p>
          </table:table-cell>
          <table:table-cell office:value-type="float" office:value="814736" calcext:value-type="float">
            <text:p>814736</text:p>
          </table:table-cell>
          <table:table-cell office:value-type="float" office:value="147942" calcext:value-type="float">
            <text:p>147942</text:p>
          </table:table-cell>
          <table:table-cell/>
          <table:table-cell table:formula="of:=[.M21]/([.E21]+[.I21]+[.M21])" office:value-type="percentage" office:value="0.798189342152827" calcext:value-type="percentage">
            <text:p>79.8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44832" calcext:value-type="float">
            <text:p>144832</text:p>
          </table:table-cell>
          <table:table-cell office:value-type="float" office:value="135369" calcext:value-type="float">
            <text:p>135369</text:p>
          </table:table-cell>
          <table:table-cell office:value-type="float" office:value="9463" calcext:value-type="float">
            <text:p>9463</text:p>
          </table:table-cell>
          <table:table-cell/>
          <table:table-cell office:value-type="float" office:value="287223" calcext:value-type="float">
            <text:p>287223</text:p>
          </table:table-cell>
          <table:table-cell office:value-type="float" office:value="260578" calcext:value-type="float">
            <text:p>260578</text:p>
          </table:table-cell>
          <table:table-cell office:value-type="float" office:value="26645" calcext:value-type="float">
            <text:p>26645</text:p>
          </table:table-cell>
          <table:table-cell/>
          <table:table-cell office:value-type="float" office:value="965581" calcext:value-type="float">
            <text:p>965581</text:p>
          </table:table-cell>
          <table:table-cell office:value-type="float" office:value="817353" calcext:value-type="float">
            <text:p>817353</text:p>
          </table:table-cell>
          <table:table-cell office:value-type="float" office:value="148228" calcext:value-type="float">
            <text:p>148228</text:p>
          </table:table-cell>
          <table:table-cell/>
          <table:table-cell table:formula="of:=[.M22]/([.E22]+[.I22]+[.M22])" office:value-type="percentage" office:value="0.804118566096693" calcext:value-type="percentage">
            <text:p>80.4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0445" calcext:value-type="float">
            <text:p>10445</text:p>
          </table:table-cell>
          <table:table-cell office:value-type="float" office:value="933" calcext:value-type="float">
            <text:p>933</text:p>
          </table:table-cell>
          <table:table-cell office:value-type="float" office:value="9512" calcext:value-type="float">
            <text:p>9512</text:p>
          </table:table-cell>
          <table:table-cell/>
          <table:table-cell office:value-type="float" office:value="27916" calcext:value-type="float">
            <text:p>27916</text:p>
          </table:table-cell>
          <table:table-cell office:value-type="float" office:value="149" calcext:value-type="float">
            <text:p>149</text:p>
          </table:table-cell>
          <table:table-cell office:value-type="float" office:value="27767" calcext:value-type="float">
            <text:p>27767</text:p>
          </table:table-cell>
          <table:table-cell/>
          <table:table-cell office:value-type="float" office:value="147961" calcext:value-type="float">
            <text:p>147961</text:p>
          </table:table-cell>
          <table:table-cell office:value-type="float" office:value="641" calcext:value-type="float">
            <text:p>641</text:p>
          </table:table-cell>
          <table:table-cell office:value-type="float" office:value="147320" calcext:value-type="float">
            <text:p>147320</text:p>
          </table:table-cell>
          <table:table-cell/>
          <table:table-cell table:formula="of:=[.M23]/([.E23]+[.I23]+[.M23])" office:value-type="percentage" office:value="0.79805416064009" calcext:value-type="percentage">
            <text:p>79.8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3906" calcext:value-type="float">
            <text:p>23906</text:p>
          </table:table-cell>
          <table:table-cell office:value-type="float" office:value="14131" calcext:value-type="float">
            <text:p>14131</text:p>
          </table:table-cell>
          <table:table-cell office:value-type="float" office:value="9775" calcext:value-type="float">
            <text:p>9775</text:p>
          </table:table-cell>
          <table:table-cell/>
          <table:table-cell office:value-type="float" office:value="64868" calcext:value-type="float">
            <text:p>64868</text:p>
          </table:table-cell>
          <table:table-cell office:value-type="float" office:value="36863" calcext:value-type="float">
            <text:p>36863</text:p>
          </table:table-cell>
          <table:table-cell office:value-type="float" office:value="28005" calcext:value-type="float">
            <text:p>28005</text:p>
          </table:table-cell>
          <table:table-cell/>
          <table:table-cell office:value-type="float" office:value="297755" calcext:value-type="float">
            <text:p>297755</text:p>
          </table:table-cell>
          <table:table-cell office:value-type="float" office:value="150435" calcext:value-type="float">
            <text:p>150435</text:p>
          </table:table-cell>
          <table:table-cell office:value-type="float" office:value="147320" calcext:value-type="float">
            <text:p>147320</text:p>
          </table:table-cell>
          <table:table-cell/>
          <table:table-cell table:formula="of:=[.M24]/([.E24]+[.I24]+[.M24])" office:value-type="percentage" office:value="0.795894111291194" calcext:value-type="percentage">
            <text:p>79.5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48199" calcext:value-type="float">
            <text:p>148199</text:p>
          </table:table-cell>
          <table:table-cell office:value-type="float" office:value="138996" calcext:value-type="float">
            <text:p>138996</text:p>
          </table:table-cell>
          <table:table-cell office:value-type="float" office:value="9203" calcext:value-type="float">
            <text:p>9203</text:p>
          </table:table-cell>
          <table:table-cell/>
          <table:table-cell office:value-type="float" office:value="291259" calcext:value-type="float">
            <text:p>291259</text:p>
          </table:table-cell>
          <table:table-cell office:value-type="float" office:value="265016" calcext:value-type="float">
            <text:p>265016</text:p>
          </table:table-cell>
          <table:table-cell office:value-type="float" office:value="26243" calcext:value-type="float">
            <text:p>26243</text:p>
          </table:table-cell>
          <table:table-cell/>
          <table:table-cell office:value-type="float" office:value="959588" calcext:value-type="float">
            <text:p>959588</text:p>
          </table:table-cell>
          <table:table-cell office:value-type="float" office:value="811585" calcext:value-type="float">
            <text:p>811585</text:p>
          </table:table-cell>
          <table:table-cell office:value-type="float" office:value="148003" calcext:value-type="float">
            <text:p>148003</text:p>
          </table:table-cell>
          <table:table-cell/>
          <table:table-cell table:formula="of:=[.M25]/([.E25]+[.I25]+[.M25])" office:value-type="percentage" office:value="0.80678008601845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9976" calcext:value-type="float">
            <text:p>9976</text:p>
          </table:table-cell>
          <table:table-cell office:value-type="float" office:value="907" calcext:value-type="float">
            <text:p>907</text:p>
          </table:table-cell>
          <table:table-cell office:value-type="float" office:value="9069" calcext:value-type="float">
            <text:p>9069</text:p>
          </table:table-cell>
          <table:table-cell/>
          <table:table-cell office:value-type="float" office:value="26875" calcext:value-type="float">
            <text:p>26875</text:p>
          </table:table-cell>
          <table:table-cell office:value-type="float" office:value="186" calcext:value-type="float">
            <text:p>186</text:p>
          </table:table-cell>
          <table:table-cell office:value-type="float" office:value="26689" calcext:value-type="float">
            <text:p>26689</text:p>
          </table:table-cell>
          <table:table-cell/>
          <table:table-cell office:value-type="float" office:value="149925" calcext:value-type="float">
            <text:p>149925</text:p>
          </table:table-cell>
          <table:table-cell office:value-type="float" office:value="764" calcext:value-type="float">
            <text:p>764</text:p>
          </table:table-cell>
          <table:table-cell office:value-type="float" office:value="149161" calcext:value-type="float">
            <text:p>149161</text:p>
          </table:table-cell>
          <table:table-cell/>
          <table:table-cell table:formula="of:=[.M26]/([.E26]+[.I26]+[.M26])" office:value-type="percentage" office:value="0.806628848306556" calcext:value-type="percentage">
            <text:p>80.6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8217" calcext:value-type="float">
            <text:p>158217</text:p>
          </table:table-cell>
          <table:table-cell office:value-type="float" office:value="149175" calcext:value-type="float">
            <text:p>149175</text:p>
          </table:table-cell>
          <table:table-cell office:value-type="float" office:value="9042" calcext:value-type="float">
            <text:p>9042</text:p>
          </table:table-cell>
          <table:table-cell/>
          <table:table-cell office:value-type="float" office:value="299970" calcext:value-type="float">
            <text:p>299970</text:p>
          </table:table-cell>
          <table:table-cell office:value-type="float" office:value="273304" calcext:value-type="float">
            <text:p>273304</text:p>
          </table:table-cell>
          <table:table-cell office:value-type="float" office:value="26666" calcext:value-type="float">
            <text:p>26666</text:p>
          </table:table-cell>
          <table:table-cell/>
          <table:table-cell office:value-type="float" office:value="983703" calcext:value-type="float">
            <text:p>983703</text:p>
          </table:table-cell>
          <table:table-cell office:value-type="float" office:value="835982" calcext:value-type="float">
            <text:p>835982</text:p>
          </table:table-cell>
          <table:table-cell office:value-type="float" office:value="147721" calcext:value-type="float">
            <text:p>147721</text:p>
          </table:table-cell>
          <table:table-cell/>
          <table:table-cell table:formula="of:=[.M27]/([.E27]+[.I27]+[.M27])" office:value-type="percentage" office:value="0.805330672903412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0028" calcext:value-type="float">
            <text:p>10028</text:p>
          </table:table-cell>
          <table:table-cell office:value-type="float" office:value="672" calcext:value-type="float">
            <text:p>672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float" office:value="26842" calcext:value-type="float">
            <text:p>26842</text:p>
          </table:table-cell>
          <table:table-cell office:value-type="float" office:value="36" calcext:value-type="float">
            <text:p>36</text:p>
          </table:table-cell>
          <table:table-cell office:value-type="float" office:value="26806" calcext:value-type="float">
            <text:p>26806</text:p>
          </table:table-cell>
          <table:table-cell/>
          <table:table-cell office:value-type="float" office:value="149131" calcext:value-type="float">
            <text:p>149131</text:p>
          </table:table-cell>
          <table:table-cell office:value-type="float" office:value="7" calcext:value-type="float">
            <text:p>7</text:p>
          </table:table-cell>
          <table:table-cell office:value-type="float" office:value="149124" calcext:value-type="float">
            <text:p>149124</text:p>
          </table:table-cell>
          <table:table-cell/>
          <table:table-cell table:formula="of:=[.M28]/([.E28]+[.I28]+[.M28])" office:value-type="percentage" office:value="0.804831449758751" calcext:value-type="percentage">
            <text:p>80.4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8577" calcext:value-type="float">
            <text:p>158577</text:p>
          </table:table-cell>
          <table:table-cell office:value-type="float" office:value="149465" calcext:value-type="float">
            <text:p>149465</text:p>
          </table:table-cell>
          <table:table-cell office:value-type="float" office:value="9112" calcext:value-type="float">
            <text:p>9112</text:p>
          </table:table-cell>
          <table:table-cell/>
          <table:table-cell office:value-type="float" office:value="300202" calcext:value-type="float">
            <text:p>300202</text:p>
          </table:table-cell>
          <table:table-cell office:value-type="float" office:value="273023" calcext:value-type="float">
            <text:p>273023</text:p>
          </table:table-cell>
          <table:table-cell office:value-type="float" office:value="27179" calcext:value-type="float">
            <text:p>27179</text:p>
          </table:table-cell>
          <table:table-cell/>
          <table:table-cell office:value-type="float" office:value="991599" calcext:value-type="float">
            <text:p>991599</text:p>
          </table:table-cell>
          <table:table-cell office:value-type="float" office:value="841961" calcext:value-type="float">
            <text:p>841961</text:p>
          </table:table-cell>
          <table:table-cell office:value-type="float" office:value="149638" calcext:value-type="float">
            <text:p>149638</text:p>
          </table:table-cell>
          <table:table-cell/>
          <table:table-cell table:formula="of:=[.M29]/([.E29]+[.I29]+[.M29])" office:value-type="percentage" office:value="0.804812589752002" calcext:value-type="percentage">
            <text:p>80.4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57902" calcext:value-type="float">
            <text:p>157902</text:p>
          </table:table-cell>
          <table:table-cell office:value-type="float" office:value="148590" calcext:value-type="float">
            <text:p>148590</text:p>
          </table:table-cell>
          <table:table-cell office:value-type="float" office:value="9312" calcext:value-type="float">
            <text:p>9312</text:p>
          </table:table-cell>
          <table:table-cell/>
          <table:table-cell office:value-type="float" office:value="299013" calcext:value-type="float">
            <text:p>299013</text:p>
          </table:table-cell>
          <table:table-cell office:value-type="float" office:value="271181" calcext:value-type="float">
            <text:p>271181</text:p>
          </table:table-cell>
          <table:table-cell office:value-type="float" office:value="27832" calcext:value-type="float">
            <text:p>27832</text:p>
          </table:table-cell>
          <table:table-cell/>
          <table:table-cell office:value-type="float" office:value="988982" calcext:value-type="float">
            <text:p>988982</text:p>
          </table:table-cell>
          <table:table-cell office:value-type="float" office:value="838330" calcext:value-type="float">
            <text:p>838330</text:p>
          </table:table-cell>
          <table:table-cell office:value-type="float" office:value="150652" calcext:value-type="float">
            <text:p>150652</text:p>
          </table:table-cell>
          <table:table-cell/>
          <table:table-cell table:formula="of:=[.M30]/([.E30]+[.I30]+[.M30])" office:value-type="percentage" office:value="0.802210909710537" calcext:value-type="percentage">
            <text:p>80.2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3869" calcext:value-type="float">
            <text:p>153869</text:p>
          </table:table-cell>
          <table:table-cell office:value-type="float" office:value="144256" calcext:value-type="float">
            <text:p>144256</text:p>
          </table:table-cell>
          <table:table-cell office:value-type="float" office:value="9613" calcext:value-type="float">
            <text:p>9613</text:p>
          </table:table-cell>
          <table:table-cell/>
          <table:table-cell office:value-type="float" office:value="294118" calcext:value-type="float">
            <text:p>294118</text:p>
          </table:table-cell>
          <table:table-cell office:value-type="float" office:value="266291" calcext:value-type="float">
            <text:p>266291</text:p>
          </table:table-cell>
          <table:table-cell office:value-type="float" office:value="27827" calcext:value-type="float">
            <text:p>27827</text:p>
          </table:table-cell>
          <table:table-cell/>
          <table:table-cell office:value-type="float" office:value="961439" calcext:value-type="float">
            <text:p>961439</text:p>
          </table:table-cell>
          <table:table-cell office:value-type="float" office:value="813871" calcext:value-type="float">
            <text:p>813871</text:p>
          </table:table-cell>
          <table:table-cell office:value-type="float" office:value="147568" calcext:value-type="float">
            <text:p>147568</text:p>
          </table:table-cell>
          <table:table-cell/>
          <table:table-cell table:formula="of:=[.M31]/([.E31]+[.I31]+[.M31])" office:value-type="percentage" office:value="0.797630372740638" calcext:value-type="percentage">
            <text:p>79.7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3624" calcext:value-type="float">
            <text:p>153624</text:p>
          </table:table-cell>
          <table:table-cell office:value-type="float" office:value="144146" calcext:value-type="float">
            <text:p>144146</text:p>
          </table:table-cell>
          <table:table-cell office:value-type="float" office:value="9478" calcext:value-type="float">
            <text:p>9478</text:p>
          </table:table-cell>
          <table:table-cell/>
          <table:table-cell office:value-type="float" office:value="303523" calcext:value-type="float">
            <text:p>303523</text:p>
          </table:table-cell>
          <table:table-cell office:value-type="float" office:value="275995" calcext:value-type="float">
            <text:p>275995</text:p>
          </table:table-cell>
          <table:table-cell office:value-type="float" office:value="27528" calcext:value-type="float">
            <text:p>27528</text:p>
          </table:table-cell>
          <table:table-cell/>
          <table:table-cell office:value-type="float" office:value="962633" calcext:value-type="float">
            <text:p>962633</text:p>
          </table:table-cell>
          <table:table-cell office:value-type="float" office:value="813756" calcext:value-type="float">
            <text:p>813756</text:p>
          </table:table-cell>
          <table:table-cell office:value-type="float" office:value="148877" calcext:value-type="float">
            <text:p>148877</text:p>
          </table:table-cell>
          <table:table-cell/>
          <table:table-cell table:formula="of:=[.M32]/([.E32]+[.I32]+[.M32])" office:value-type="percentage" office:value="0.800917781615317" calcext:value-type="percentage">
            <text:p>80.0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49156" calcext:value-type="float">
            <text:p>149156</text:p>
          </table:table-cell>
          <table:table-cell office:value-type="float" office:value="139800" calcext:value-type="float">
            <text:p>139800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float" office:value="296613" calcext:value-type="float">
            <text:p>296613</text:p>
          </table:table-cell>
          <table:table-cell office:value-type="float" office:value="268860" calcext:value-type="float">
            <text:p>268860</text:p>
          </table:table-cell>
          <table:table-cell office:value-type="float" office:value="27753" calcext:value-type="float">
            <text:p>27753</text:p>
          </table:table-cell>
          <table:table-cell/>
          <table:table-cell office:value-type="float" office:value="975139" calcext:value-type="float">
            <text:p>975139</text:p>
          </table:table-cell>
          <table:table-cell office:value-type="float" office:value="823469" calcext:value-type="float">
            <text:p>823469</text:p>
          </table:table-cell>
          <table:table-cell office:value-type="float" office:value="151670" calcext:value-type="float">
            <text:p>151670</text:p>
          </table:table-cell>
          <table:table-cell/>
          <table:table-cell table:formula="of:=[.M33]/([.E33]+[.I33]+[.M33])" office:value-type="percentage" office:value="0.803426228552964" calcext:value-type="percentage">
            <text:p>80.34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803805185486592" calcext:value-type="percentage">
            <text:p>80.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1:11:15.849696113</dc:date>
    <meta:editing-duration>PT1M45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